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2.55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33"/>
    </style:style>
    <style:style style:name="ce2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able-cell-properties fo:background-color="#0047ff"/>
      <style:text-properties fo:color="#cccccc"/>
    </style:style>
    <style:style style:name="ce6" style:family="table-cell" style:parent-style-name="Default">
      <style:table-cell-properties fo:background-color="#dc2300"/>
      <style:text-properties fo:color="#cccccc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94476b"/>
      <style:text-properties fo:color="#cccccc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23" table:default-cell-style-name="Default"/>
        <table:table-row table:style-name="ro1">
          <table:table-cell table:style-name="Default"/>
          <table:table-cell table:style-name="Default" office:value-type="float" office:value="-1">
            <text:p>-1</text:p>
          </table:table-cell>
          <table:table-cell table:style-name="Default" office:value-type="float" office:value="1">
            <text:p>1</text:p>
          </table:table-cell>
          <table:table-cell table:style-name="ce3" office:value-type="string">
            <text:p>Corpars</text:p>
          </table:table-cell>
          <table:table-cell table:style-name="ce3" office:value-type="string">
            <text:p>Undead</text:p>
          </table:table-cell>
          <table:table-cell table:style-name="ce3" office:value-type="string">
            <text:p>Humans</text:p>
          </table:table-cell>
          <table:table-cell table:style-name="ce3" office:value-type="string">
            <text:p>Constructs</text:p>
          </table:table-cell>
          <table:table-cell table:style-name="ce3" office:value-type="string">
            <text:p>Alignment</text:p>
          </table:table-cell>
          <table:table-cell/>
          <table:table-cell table:style-name="ce3" office:value-type="string">
            <text:p>Faction</text:p>
          </table:table-cell>
          <table:table-cell table:style-name="ce3" office:value-type="string">
            <text:p>Corpars</text:p>
          </table:table-cell>
          <table:table-cell table:style-name="ce3" office:value-type="string">
            <text:p>Undead</text:p>
          </table:table-cell>
          <table:table-cell table:style-name="ce3" office:value-type="string">
            <text:p>Humans</text:p>
          </table:table-cell>
          <table:table-cell table:style-name="ce3" office:value-type="string">
            <text:p>Constructs</text:p>
          </table:table-cell>
          <table:table-cell table:number-columns-repeated="13"/>
          <table:table-cell office:value-type="string">
            <text:p>-0.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_1:</text:p>
          </table:table-cell>
          <table:table-cell office:value-type="string">
            <text:p>Greed</text:p>
          </table:table-cell>
          <table:table-cell office:value-type="string">
            <text:p>Generous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5">
            <text:p>-0,5</text:p>
          </table:table-cell>
          <table:table-cell office:value-type="float" office:value="1">
            <text:p>1</text:p>
          </table:table-cell>
          <table:table-cell table:formula="of:=[.D2]*[.D9]+[.E2]*[.E9]+[.F2]*[.F9]+[.G2]*[.G9]" office:value-type="float" office:value="1">
            <text:p>1</text:p>
          </table:table-cell>
          <table:table-cell/>
          <table:table-cell table:style-name="ce9" office:value-type="string">
            <text:p>Distance</text:p>
          </table:table-cell>
          <table:table-cell table:style-name="ce9" table:formula="of:=(([.D2]-[.H2])^2+([.D3]-[.H3])^2+([.D4]-[.H4])^2+([.D5]-[.H5])^2+([.D6]-[.H6])^2+([.D7]-[.H7])^2)^(1/2)" office:value-type="float" office:value="2.95803989154981">
            <text:p>2,96</text:p>
          </table:table-cell>
          <table:table-cell table:style-name="ce9" table:formula="of:=(([.E2]-[.H2])^2+([.E3]-[.H3])^2+([.E4]-[.H4])^2+([.E5]-[.H5])^2+([.E6]-[.H6])^2+([.E7]-[.H7])^2)^(1/2)" office:value-type="float" office:value="2.46221445044903">
            <text:p>2,46</text:p>
          </table:table-cell>
          <table:table-cell table:style-name="ce9" table:formula="of:=(([.F2]-[.H2])^2+([.F3]-[.H3])^2+([.F4]-[.H4])^2+([.F5]-[.H5])^2+([.F6]-[.H6])^2+([.F7]-[.H7])^2)^(1/2)" office:value-type="float" office:value="2.85043856274784">
            <text:p>2,85</text:p>
          </table:table-cell>
          <table:table-cell table:style-name="ce9" table:formula="of:=(([.G2]-[.H2])^2+([.G3]-[.H3])^2+([.G4]-[.H4])^2+([.G5]-[.H5])^2+([.G6]-[.H6])^2+([.G7]-[.H7])^2)^(1/2)" office:value-type="float" office:value="0">
            <text:p>0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_2:</text:p>
          </table:table-cell>
          <table:table-cell office:value-type="string">
            <text:p>Mischievous</text:p>
          </table:table-cell>
          <table:table-cell office:value-type="string">
            <text:p>Behaved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3]*[.D9]+[.E3]*[.E9]+[.F3]*[.F9]+[.G3]*[.G9]" office:value-type="float" office:value="0">
            <text:p>0</text:p>
          </table:table-cell>
          <table:table-cell table:number-columns-repeated="20"/>
          <table:table-cell office:value-type="string">
            <text:p>-0.25</text:p>
          </table:table-cell>
          <table:table-cell table:number-columns-repeated="2"/>
        </table:table-row>
        <table:table-row table:style-name="ro1">
          <table:table-cell office:value-type="string">
            <text:p>d_3:</text:p>
          </table:table-cell>
          <table:table-cell office:value-type="string">
            <text:p>Violent</text:p>
          </table:table-cell>
          <table:table-cell office:value-type="string">
            <text:p>Peaceful</text:p>
          </table:table-cell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25">
            <text:p>-0,25</text:p>
          </table:table-cell>
          <table:table-cell table:formula="of:=[.D4]*[.D9]+[.E4]*[.E9]+[.F4]*[.F9]+[.G4]*[.G9]" office:value-type="float" office:value="-0.25">
            <text:p>-0,25</text:p>
          </table:table-cell>
          <table:table-cell table:number-columns-repeated="23"/>
        </table:table-row>
        <table:table-row table:style-name="ro1">
          <table:table-cell office:value-type="string">
            <text:p>d_4:</text:p>
          </table:table-cell>
          <table:table-cell office:value-type="string">
            <text:p>Dispassionate</text:p>
          </table:table-cell>
          <table:table-cell office:value-type="string">
            <text:p>Passionate</text:p>
          </table:table-cell>
          <table:table-cell office:value-type="float" office:value="0.25">
            <text:p>0,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formula="of:=[.D5]*[.D9]+[.E5]*[.E9]+[.F5]*[.F9]+[.G5]*[.G9]" office:value-type="float" office:value="-1">
            <text:p>-1</text:p>
          </table:table-cell>
          <table:table-cell table:number-columns-repeated="20"/>
          <table:table-cell office:value-type="string">
            <text:p>0.5</text:p>
          </table:table-cell>
          <table:table-cell table:number-columns-repeated="2"/>
        </table:table-row>
        <table:table-row table:style-name="ro1">
          <table:table-cell office:value-type="string">
            <text:p>d_5:</text:p>
          </table:table-cell>
          <table:table-cell office:value-type="string">
            <text:p>Indecent</text:p>
          </table:table-cell>
          <table:table-cell office:value-type="string">
            <text:p>Decent</text:p>
          </table:table-cell>
          <table:table-cell office:value-type="float" office:value="-0.25">
            <text:p>-0,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[.D6]*[.D9]+[.E6]*[.E9]+[.F6]*[.F9]+[.G6]*[.G9]" office:value-type="float" office:value="0.5">
            <text:p>0,5</text:p>
          </table:table-cell>
          <table:table-cell table:number-columns-repeated="23"/>
        </table:table-row>
        <table:table-row table:style-name="ro1">
          <table:table-cell office:value-type="string">
            <text:p>d_6:</text:p>
          </table:table-cell>
          <table:table-cell office:value-type="string">
            <text:p>Unrighteous</text:p>
          </table:table-cell>
          <table:table-cell office:value-type="string">
            <text:p>Righteous</text:p>
          </table:table-cell>
          <table:table-cell office:value-type="float" office:value="-0.25">
            <text:p>-0,25</text:p>
          </table:table-cell>
          <table:table-cell office:value-type="float" office:value="-0.5">
            <text:p>-0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table:formula="of:=[.D7]*[.D9]+[.E7]*[.E9]+[.F7]*[.F9]+[.G7]*[.G9]" office:value-type="float" office:value="1">
            <text:p>1</text:p>
          </table:table-cell>
          <table:table-cell table:number-columns-repeated="23"/>
        </table:table-row>
        <table:table-row table:style-name="ro2">
          <table:table-cell table:style-name="Default" table:number-columns-repeated="3"/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Default"/>
          <table:table-cell table:number-columns-repeated="23"/>
        </table:table-row>
        <table:table-row table:style-name="ro2">
          <table:table-cell table:style-name="Default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formula="of:=1-SUM([.D9:.F9])" office:value-type="float" office:value="1">
            <text:p>1</text:p>
          </table:table-cell>
          <table:table-cell table:style-name="Default"/>
          <table:table-cell table:number-columns-repeated="23"/>
        </table:table-row>
        <table:table-row table:style-name="ro2">
          <table:table-cell table:style-name="ce2" office:value-type="string" table:number-columns-spanned="8" table:number-rows-spanned="2">
            <text:p>Change the blue values [0:1] and get your alignment from the red fields</text:p>
          </table:table-cell>
          <table:covered-table-cell table:style-name="Default"/>
          <table:covered-table-cell table:style-name="Default"/>
          <table:covered-table-cell table:number-columns-repeated="4"/>
          <table:covered-table-cell table:style-name="Default"/>
          <table:table-cell table:style-name="ce7" office:value-type="string" table:number-columns-spanned="2" table:number-rows-spanned="2">
            <text:p>Input is:</text:p>
          </table:table-cell>
          <table:covered-table-cell/>
          <table:table-cell table:number-columns-repeated="21"/>
        </table:table-row>
        <table:table-row table:style-name="ro2">
          <table:covered-table-cell table:style-name="Default"/>
          <table:covered-table-cell table:style-name="Default"/>
          <table:covered-table-cell table:style-name="Default"/>
          <table:covered-table-cell table:number-columns-repeated="4"/>
          <table:covered-table-cell table:style-name="Default"/>
          <table:covered-table-cell table:number-columns-repeated="2"/>
          <table:table-cell table:number-columns-repeated="2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/>
          <table:table-cell table:style-name="ce8" table:formula="of:=IF(AND(0&lt;=[.D9];[.D9]&lt;=1;0&lt;=[.E9];[.E9]&lt;=1;0&lt;=[.F9];[.F9]&lt;=1;0&lt;=[.G9];[.G9]&lt;=1);&quot;Valid&quot;;&quot;Invalid&quot;)" office:value-type="string" office:string-value="Valid" table:number-columns-spanned="2" table:number-rows-spanned="2">
            <text:p>Valid</text:p>
          </table:table-cell>
          <table:covered-table-cell/>
          <table:table-cell table:number-columns-repeated="2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/>
          <table:covered-table-cell table:number-columns-repeated="2"/>
          <table:table-cell table:number-columns-repeated="21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3">13-04-2010</text:date>, <text:time>20:57:2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sper Kejlberg-Rasmussen</meta:initial-creator>
    <meta:creation-date>2010-04-13T19:03:56.25</meta:creation-date>
    <dc:date>2010-04-13T20:57:26.51</dc:date>
    <dc:creator>Casper Kejlberg-Rasmussen</dc:creator>
    <meta:editing-duration>PT01H53M30S</meta:editing-duration>
    <meta:editing-cycles>10</meta:editing-cycles>
    <meta:generator>OpenOffice.org/3.1$Win32 OpenOffice.org_project/310m19$Build-9420</meta:generator>
    <meta:document-statistic meta:table-count="3" meta:cell-count="81" meta:object-count="0"/>
  </office:meta>
</office:document-meta>
</file>